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91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0.5138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0.6362in"/>
    </style:style>
    <style:style style:name="co7" style:family="table-column">
      <style:table-column-properties fo:break-before="auto" style:column-width="0.3339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417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82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9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3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gist</text:p>
          </table:table-cell>
          <table:table-cell table:style-name="ce1" office:value-type="string" calcext:value-type="string">
            <text:p>pine_needles</text:p>
          </table:table-cell>
          <table:table-cell table:style-name="ce1" office:value-type="string" calcext:value-type="string">
            <text:p>rotten_wood</text:p>
          </table:table-cell>
          <table:table-cell table:style-name="ce1" office:value-type="string" calcext:value-type="string">
            <text:p>needle_soil</text:p>
          </table:table-cell>
          <table:table-cell table:style-name="ce1" office:value-type="string" calcext:value-type="string">
            <text:p>peat_moss</text:p>
          </table:table-cell>
          <table:table-cell table:style-name="ce1" office:value-type="string" calcext:value-type="string">
            <text:p>sand</text:p>
          </table:table-cell>
          <table:table-cell table:style-name="ce1" office:value-type="string" calcext:value-type="string">
            <text:p>fertile_soil</text:p>
          </table:table-cell>
          <table:table-cell table:style-name="ce1" office:value-type="string" calcext:value-type="string">
            <text:p>clay</text:p>
          </table:table-cell>
          <table:table-cell table:style-name="ce1" office:value-type="string" calcext:value-type="string">
            <text:p>pot_soil</text:p>
          </table:table-cell>
          <table:table-cell table:style-name="ce1" office:value-type="string" calcext:value-type="string">
            <text:p>vermiculite</text:p>
          </table:table-cell>
          <table:table-cell table:style-name="ce1" office:value-type="string" calcext:value-type="string">
            <text:p>roiboos</text:p>
          </table:table-cell>
          <table:table-cell table:style-name="ce1" office:value-type="string" calcext:value-type="string">
            <text:p>organic_matter</text:p>
          </table:table-cell>
          <table:table-cell table:style-name="ce1" office:value-type="string" calcext:value-type="string">
            <text:p>existed_soil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ridge.<text:span text:style-name="T1">ras.kumberland</text:span>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orest.<text:span text:style-name="T1">actinidia</text:span>.1&amp;2(*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te.<text:span text:style-name="T1">barberry</text:span>.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te.ericaceae.base</text:p>
          </table:table-cell>
          <table:table-cell office:value-type="string" calcext:value-type="string">
            <text:p>fertile_soi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.ericaceae.<text:span text:style-name="T1">blu.*</text:span>.root_zone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te.ericaceae.<text:span text:style-name="T1">crn.?.1</text:span>.root_z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te.ericaceae.<text:span text:style-name="T1">lgn.red_pearl.1</text:span>.root_z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te.ericaceae.<text:span text:style-name="T1">lgn.red_pearl.2</text:span>.root_z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te.ericaceae.top (root_zone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te.gooseberry.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nd.ericaceae.base</text:p>
          </table:table-cell>
          <table:table-cell office:value-type="string" calcext:value-type="string">
            <text:p>clay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nd.ericaceae.<text:span text:style-name="T1">crn.2</text:span>.root_zone</text:p>
          </table:table-cell>
          <table:table-cell office:value-type="string" calcext:value-type="string">
            <text:p>sa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nd.ericaceae.<text:span text:style-name="T1">crn.3</text:span>.root_zone</text:p>
          </table:table-cell>
          <table:table-cell office:value-type="string" calcext:value-type="string">
            <text:p>sa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nd.ericaceae.<text:span text:style-name="T1">crn.early_black.1</text:span>.root_zone</text:p>
          </table:table-cell>
          <table:table-cell office:value-type="string" calcext:value-type="string">
            <text:p>sa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nd.ericaceae.layer1.10cm</text:p>
          </table:table-cell>
          <table:table-cell office:value-type="string" calcext:value-type="string">
            <text:p>sa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ond.ericaceae.top_layer.10cm (=root_zone)</text:p>
          </table:table-cell>
          <table:table-cell table:style-name="ce4" office:value-type="string" calcext:value-type="string">
            <text:p>needles, little peat&amp;s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nd.ericaceae2.<text:span text:style-name="T1">lgn1,bil1</text:span><text:span text:style-name="T2">.root_zone</text:span>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pond.ericaceae2.top_lay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1"/>
          <table:table-cell table:style-name="ce3"/>
          <table:table-cell/>
          <table:table-cell table:style-name="Default"/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S Gothic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5:51:28.1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6T19:27:23.308000000</meta:creation-date>
    <meta:generator>LibreOffice/7.1.0.3$Windows_X86_64 LibreOffice_project/f6099ecf3d29644b5008cc8f48f42f4a40986e4c</meta:generator>
    <dc:date>2021-07-01T16:04:04.747000000</dc:date>
    <meta:editing-duration>P1DT13H14M36S</meta:editing-duration>
    <meta:editing-cycles>11</meta:editing-cycles>
    <meta:document-statistic meta:table-count="1" meta:cell-count="86" meta:object-count="0"/>
  </office:meta>
</office:document-meta>
</file>